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5-20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>
          <table:table-cell table:style-name="ce2" office:value-type="string" calcext:value-type="string">
            <text:p>09-05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10-05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ypes documentation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3:58:29.57467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0T23:59:43.777650619</dc:date>
    <meta:editing-duration>PT6M22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